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ShanHeiSun Uni" svg:font-family="'AR PL ShanHeiSun Uni'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This cell references the entire sheet from an external document.</text:p>
          </table:table-cell>
          <table:table-cell/>
        </table:table-row>
        <table:table-row table:style-name="ro1">
          <table:table-cell office:value-type="string">
            <text:p>Sum</text:p>
          </table:table-cell>
          <table:table-cell table:formula="of:=SUM(['file:///home/kyoshida/libo/contrib/test-files/calc/external-ref/extdata.ods'#$Value.$A$1:.$AMJ$1048576])" office:value-type="float" office:value="504.5">
            <text:p>504.5</text:p>
          </table:table-cell>
        </table:table-row>
        <table:table-row table:style-name="ro1">
          <table:table-cell office:value-type="string">
            <text:p>Count</text:p>
          </table:table-cell>
          <table:table-cell table:formula="of:=COUNT(['file:///home/kyoshida/libo/contrib/test-files/calc/external-ref/extdata.ods'#$Value.$A$1:.$AMJ$1048576])" office:value-type="float" office:value="9">
            <text:p>9</text:p>
          </table:table-cell>
        </table:table-row>
        <table:table-row table:style-name="ro1">
          <table:table-cell office:value-type="string">
            <text:p>CountA</text:p>
          </table:table-cell>
          <table:table-cell table:formula="of:=COUNTA(['file:///home/kyoshida/libo/contrib/test-files/calc/external-ref/extdata.ods'#$Value.$A$1:.$AMJ$1048576])" office:value-type="float" office:value="13">
            <text:p>13</text:p>
          </table:table-cell>
        </table:table-row>
        <table:table-row table:style-name="ro1">
          <table:table-cell office:value-type="string">
            <text:p>Average</text:p>
          </table:table-cell>
          <table:table-cell table:formula="of:=AVERAGE(['file:///home/kyoshida/libo/contrib/test-files/calc/external-ref/extdata.ods'#$Value.$A$1:.$AMJ$1048576])" office:value-type="float" office:value="56.0555555555556">
            <text:p>56.0555555556</text:p>
          </table:table-cell>
        </table:table-row>
        <table:table-row table:style-name="ro1">
          <table:table-cell office:value-type="string">
            <text:p>Product (includes zero)</text:p>
          </table:table-cell>
          <table:table-cell table:formula="of:=PRODUCT(['file:///home/kyoshida/libo/contrib/test-files/calc/external-ref/extdata.ods'#$Value.$A$1:.$AMJ$1048576])" office:value-type="float" office:value="0">
            <text:p>0</text:p>
          </table:table-cell>
        </table:table-row>
        <table:table-row table:style-name="ro1">
          <table:table-cell office:value-type="string">
            <text:p>Product (does not include zero)</text:p>
          </table:table-cell>
          <table:table-cell table:formula="of:=PRODUCT(['file:///home/kyoshida/libo/contrib/test-files/calc/external-ref/extdata.ods'#$Value.$A$2:.$AMJ$1048576])" office:value-type="float" office:value="270000000">
            <text:p>270000000</text:p>
          </table:table-cell>
        </table:table-row>
        <table:table-row table:style-name="ro1">
          <table:table-cell office:value-type="string">
            <text:p>Sum Square</text:p>
          </table:table-cell>
          <table:table-cell table:formula="of:=SUMSQ(['file:///home/kyoshida/libo/contrib/test-files/calc/external-ref/extdata.ods'#$Value.$A$1:.$AMJ$1048576])" office:value-type="float" office:value="108152.25">
            <text:p>108152.2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'file:///home/kyoshida/libo/contrib/test-files/calc/external-ref/extdata.ods'#Value" table:print="false" table:style-name="ta_extref">
        <table:table-source xlink:type="simple" xlink:href="../extdata.ods" table:table-name="Value" table:filter-name="calc8" table:mode="copy-results-only"/>
        <table:table-column table:number-columns-repeated="1024"/>
        <table:table-row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</table:table-row>
        <table:table-row table:number-rows-repeated="2">
          <table:table-cell table:number-columns-repeated="1024"/>
        </table:table-row>
        <table:table-row>
          <table:table-cell table:style-name="ce1" office:value-type="float" office:value="100">
            <text:p>100</text:p>
          </table:table-cell>
          <table:table-cell table:number-columns-repeated="5"/>
          <table:table-cell table:style-name="ce1" office:value-type="string">
            <text:p>A</text:p>
          </table:table-cell>
        </table:table-row>
        <table:table-row>
          <table:table-cell table:number-columns-repeated="6"/>
          <table:table-cell table:style-name="ce1" office:value-type="string">
            <text:p>B</text:p>
          </table:table-cell>
        </table:table-row>
        <table:table-row>
          <table:table-cell table:number-columns-repeated="6"/>
          <table:table-cell table:style-name="ce1" office:value-type="string">
            <text:p>C</text:p>
          </table:table-cell>
        </table:table-row>
        <table:table-row>
          <table:table-cell table:number-columns-repeated="6"/>
          <table:table-cell table:style-name="ce1" office:value-type="string">
            <text:p>D</text:p>
          </table:table-cell>
        </table:table-row>
        <table:table-row table:number-rows-repeated="779">
          <table:table-cell table:number-columns-repeated="1024"/>
        </table:table-row>
        <table:table-row>
          <table:table-cell table:style-name="ce1" office:value-type="float" office:value="300">
            <text:p>300</text:p>
          </table:table-cell>
          <table:table-cell table:number-columns-repeated="1022"/>
          <table:table-cell table:style-name="ce1" office:value-type="float" office:value="90">
            <text:p>90</text:p>
          </table:table-cell>
        </table:table-row>
        <table:table-row>
          <table:table-cell table:number-columns-repeated="1023"/>
          <table:table-cell table:style-name="ce1" office:value-type="float" office:value="2.5">
            <text:p>2.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ShanHeiSun Uni" svg:font-family="'AR PL ShanHeiSun Uni'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hanHeiSun Un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0">12/20/2010</text:date>, <text:time>14:5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hei Yoshida</meta:initial-creator>
    <meta:creation-date>2010-12-17T15:47:24</meta:creation-date>
    <dc:date>2010-12-20T14:55:17</dc:date>
    <dc:creator>Kohei Yoshida</dc:creator>
    <meta:editing-duration>PT15M49S</meta:editing-duration>
    <meta:editing-cycles>17</meta:editing-cycles>
    <meta:generator>LibreOffice/3.3$Linux LibreOffice_project/330m17$Build-1</meta:generator>
    <meta:document-statistic meta:table-count="3" meta:cell-count="15" meta:object-count="0"/>
  </office:meta>
</office:document-meta>
</file>